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Arial" fo:font-size="24pt" style:font-name-asian="Arial1" style:font-size-asian="24pt" style:font-name-complex="Arial1" style:font-size-complex="24pt"/>
    </style:style>
    <style:style style:name="T2" style:family="text">
      <style:text-properties style:font-name="Arial" fo:font-size="20pt" style:font-name-asian="Arial1" style:font-size-asian="20pt" style:font-name-complex="Arial1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AETERJ-Rio </text:span></text:p>
      <text:p text:style-name="Standard"><text:span text:style-name="T2">AV2 - Projeto de Banco de Dados</text:span></text:p>
      <text:p text:style-name="Standard"><text:s/>Minimundo Albergue</text:p>
      <text:p text:style-name="Standard">O Sr. Almeida é proprietário de um albergue, ele aluga vagas em quartos para estudantes e turistas.</text:p>
      <text:p text:style-name="Standard">Ele convidou a XPTOTec para desenvolver seu site para reservas de vagas via WEB. O sistema deve permitir ao usuário reservar uma vaga durante um período de tempo. O usuário deve poder consultar as vagas disponíveis num período, o sistema deverá listar as disponibilidades para o cliente poder reservar. O usuário poderá reservar vagas ou quartos. Os quartos são diferentes, há quartos com quatro, oito e doze vagas. Os quartos com quatro e doze vagas têm banheiro e os de oito vagas não. O cliente na hora de alugar deve saber quais vagas estão disponíveis em quartos com banheiro, ou sem banheiro. </text:p>
      <text:p text:style-name="Standard">Há outras diversas peculiaridades quanto a cada vaga, se é em cama beliche, <text:s/>em cima ou em baixo, é perto da porta, é perto da janela, sol da manhã, o quarto não pega sol e outros mais. Essas informações devem estar disponíveis com o detalhamento de cada vaga. </text:p>
      <text:p text:style-name="Standard">O usuário deve escolher quantos dias vai alugar a vaga a partir de um determinado dia. As diárias sempre começam e terminam ao meio-dia.</text:p>
      <text:p text:style-name="Standard">O pagamento será por cartão de crédito. Os cancelamentos só poderão ser efetuados até três dias antes do início do período.</text:p>
      <text:p text:style-name="P1"/>
      <text:p text:style-name="P2">1 - Criar o Documento de Projeto Lógico</text:p>
      <text:p text:style-name="P2">2 - Criar o projeto Físico</text:p>
      <text:p text:style-name="P2">3 - Criar os scripts de insert, update e delete de cada tabela do sistema.</text:p>
      <text:p text:style-name="P2">4 - Criar os scripts se selecionar todos registros(linhas) e apenas um registro(linha) das tabelas, de acordo com as regras de negócio do projeto.</text:p>
      <text:p text:style-name="P2">5 - Criar o script de mostrar as vagas disponíveis em determinado dia e as camas já reservad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non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20:36:00</meta:creation-date>
    <meta:initial-creator>aneves</meta:initial-creator>
    <meta:document-statistic meta:table-count="0" meta:image-count="0" meta:object-count="0" meta:page-count="1" meta:paragraph-count="13" meta:word-count="293" meta:character-count="1660" meta:non-whitespace-character-count="1375"/>
    <meta:generator>LibreOfficeDev/6.0.5.2$Linux_X86_64 LibreOffice_project/</meta:generator>
  </office:meta>
</office:document-meta>
</file>